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A000000BA74761503.png" manifest:media-type=""/>
  <manifest:file-entry manifest:full-path="Pictures/100002010000028A000001A1B2C2E8C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ages" style:family="table">
      <style:table-properties style:width="17cm" table:align="margins"/>
    </style:style>
    <style:style style:name="Pages.A" style:family="table-column">
      <style:table-column-properties style:column-width="3.836cm" style:rel-column-width="14789*"/>
    </style:style>
    <style:style style:name="Pages.B" style:family="table-column">
      <style:table-column-properties style:column-width="13.164cm" style:rel-column-width="50746*"/>
    </style:style>
    <style:style style:name="Pages.A1" style:family="table-cell">
      <style:table-cell-properties fo:padding="0.097cm" fo:border-left="0.05pt solid #000000" fo:border-right="none" fo:border-top="0.05pt solid #000000" fo:border-bottom="0.05pt solid #000000"/>
    </style:style>
    <style:style style:name="Pages.B1" style:family="table-cell">
      <style:table-cell-properties fo:padding="0.097cm" fo:border="0.05pt solid #000000"/>
    </style:style>
    <style:style style:name="Pages.A2" style:family="table-cell">
      <style:table-cell-properties fo:padding="0.097cm" fo:border-left="0.05pt solid #000000" fo:border-right="none" fo:border-top="none" fo:border-bottom="0.05pt solid #000000"/>
    </style:style>
    <style:style style:name="Pages.B2" style:family="table-cell">
      <style:table-cell-properties fo:padding="0.097cm" fo:border-left="0.05pt solid #000000" fo:border-right="0.05pt solid #000000" fo:border-top="none" fo:border-bottom="0.05pt solid #000000"/>
    </style:style>
    <style:style style:name="TableAlbum" style:family="table">
      <style:table-properties style:width="17cm" table:align="margins"/>
    </style:style>
    <style:style style:name="TableAlbum.A" style:family="table-column">
      <style:table-column-properties style:column-width="4.249cm" style:rel-column-width="16380*"/>
    </style:style>
    <style:style style:name="TableAlbum.B" style:family="table-column">
      <style:table-column-properties style:column-width="2.432cm" style:rel-column-width="9376*"/>
    </style:style>
    <style:style style:name="TableAlbum.C" style:family="table-column">
      <style:table-column-properties style:column-width="1.653cm" style:rel-column-width="6371*"/>
    </style:style>
    <style:style style:name="TableAlbum.D" style:family="table-column">
      <style:table-column-properties style:column-width="8.666cm" style:rel-column-width="33408*"/>
    </style:style>
    <style:style style:name="TableAlbum.A1" style:family="table-cell">
      <style:table-cell-properties fo:padding="0.097cm" fo:border-left="0.05pt solid #000000" fo:border-right="none" fo:border-top="0.05pt solid #000000" fo:border-bottom="0.05pt solid #000000"/>
    </style:style>
    <style:style style:name="TableAlbum.D1" style:family="table-cell">
      <style:table-cell-properties fo:padding="0.097cm" fo:border="0.05pt solid #000000"/>
    </style:style>
    <style:style style:name="TableAlbum.A2" style:family="table-cell">
      <style:table-cell-properties fo:padding="0.097cm" fo:border-left="0.05pt solid #000000" fo:border-right="none" fo:border-top="none" fo:border-bottom="0.05pt solid #000000"/>
    </style:style>
    <style:style style:name="TableAlbum.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3b90a" officeooo:paragraph-rsid="0003b90a"/>
    </style:style>
    <style:style style:name="P2" style:family="paragraph" style:parent-style-name="Standard">
      <style:text-properties officeooo:rsid="0004de8f" officeooo:paragraph-rsid="0004de8f"/>
    </style:style>
    <style:style style:name="P3" style:family="paragraph" style:parent-style-name="Standard">
      <style:text-properties officeooo:paragraph-rsid="0005a53c"/>
    </style:style>
    <style:style style:name="P4" style:family="paragraph" style:parent-style-name="Standard">
      <style:text-properties officeooo:rsid="0005a53c" officeooo:paragraph-rsid="0005a53c"/>
    </style:style>
    <style:style style:name="P5" style:family="paragraph" style:parent-style-name="Standard">
      <style:text-properties officeooo:rsid="000781f7" officeooo:paragraph-rsid="000781f7"/>
    </style:style>
    <style:style style:name="P6" style:family="paragraph" style:parent-style-name="Standard">
      <style:text-properties officeooo:rsid="00090f8b" officeooo:paragraph-rsid="00090f8b"/>
    </style:style>
    <style:style style:name="P7" style:family="paragraph" style:parent-style-name="Standard">
      <style:text-properties officeooo:rsid="00090f8b" officeooo:paragraph-rsid="000d1daf"/>
    </style:style>
    <style:style style:name="P8" style:family="paragraph" style:parent-style-name="Standard">
      <style:text-properties officeooo:rsid="000a20d3" officeooo:paragraph-rsid="000a20d3"/>
    </style:style>
    <style:style style:name="P9" style:family="paragraph" style:parent-style-name="Standard">
      <style:text-properties officeooo:rsid="000acc45" officeooo:paragraph-rsid="000acc45"/>
    </style:style>
    <style:style style:name="P10" style:family="paragraph" style:parent-style-name="Standard">
      <style:paragraph-properties fo:margin-left="1.251cm" fo:margin-right="0cm" fo:text-indent="0cm" style:auto-text-indent="false"/>
      <style:text-properties officeooo:paragraph-rsid="0012a10a"/>
    </style:style>
    <style:style style:name="P11" style:family="paragraph" style:parent-style-name="Standard">
      <style:paragraph-properties fo:margin-left="1.251cm" fo:margin-right="0cm" fo:text-indent="0cm" style:auto-text-indent="false"/>
      <style:text-properties officeooo:paragraph-rsid="00156134"/>
    </style:style>
    <style:style style:name="P12" style:family="paragraph" style:parent-style-name="Standard">
      <style:text-properties officeooo:rsid="000d1daf" officeooo:paragraph-rsid="000d1daf"/>
    </style:style>
    <style:style style:name="P13" style:family="paragraph" style:parent-style-name="Standard">
      <style:text-properties officeooo:rsid="000ea5fc" officeooo:paragraph-rsid="000ea5fc"/>
    </style:style>
    <style:style style:name="P14" style:family="paragraph" style:parent-style-name="Standard">
      <style:text-properties officeooo:rsid="000ec997" officeooo:paragraph-rsid="000ec997"/>
    </style:style>
    <style:style style:name="P15" style:family="paragraph" style:parent-style-name="Standard">
      <style:text-properties officeooo:rsid="000fc1ae" officeooo:paragraph-rsid="000fc1ae"/>
    </style:style>
    <style:style style:name="P16" style:family="paragraph" style:parent-style-name="Standard">
      <style:text-properties officeooo:rsid="000fc1ae" officeooo:paragraph-rsid="001b1789"/>
    </style:style>
    <style:style style:name="P17" style:family="paragraph" style:parent-style-name="Standard">
      <style:text-properties officeooo:rsid="00114471" officeooo:paragraph-rsid="00114471"/>
    </style:style>
    <style:style style:name="P18" style:family="paragraph" style:parent-style-name="Standard" style:list-style-name="L1">
      <style:text-properties officeooo:rsid="00114471" officeooo:paragraph-rsid="00114471"/>
    </style:style>
    <style:style style:name="P19" style:family="paragraph" style:parent-style-name="Standard" style:list-style-name="L2">
      <style:text-properties officeooo:rsid="00114471" officeooo:paragraph-rsid="00114471"/>
    </style:style>
    <style:style style:name="P20" style:family="paragraph" style:parent-style-name="Standard" style:list-style-name="L3">
      <style:text-properties officeooo:rsid="00114471" officeooo:paragraph-rsid="00114471"/>
    </style:style>
    <style:style style:name="P21" style:family="paragraph" style:parent-style-name="Standard" style:list-style-name="L4">
      <style:text-properties officeooo:rsid="00114471" officeooo:paragraph-rsid="00114471"/>
    </style:style>
    <style:style style:name="P22" style:family="paragraph" style:parent-style-name="Standard" style:list-style-name="L4">
      <style:text-properties officeooo:paragraph-rsid="0012a10a"/>
    </style:style>
    <style:style style:name="P23" style:family="paragraph" style:parent-style-name="Standard" style:list-style-name="L5">
      <style:text-properties officeooo:paragraph-rsid="00156134"/>
    </style:style>
    <style:style style:name="P24" style:family="paragraph" style:parent-style-name="Standard" style:list-style-name="L5">
      <style:text-properties officeooo:rsid="00156134" officeooo:paragraph-rsid="00156134"/>
    </style:style>
    <style:style style:name="P25" style:family="paragraph" style:parent-style-name="Standard" style:list-style-name="L6">
      <style:text-properties officeooo:rsid="0018dbd8" officeooo:paragraph-rsid="0018dbd8"/>
    </style:style>
    <style:style style:name="P26" style:family="paragraph" style:parent-style-name="Standard" style:list-style-name="L7">
      <style:text-properties officeooo:rsid="0018dbd8" officeooo:paragraph-rsid="001e4a5a"/>
    </style:style>
    <style:style style:name="P27" style:family="paragraph" style:parent-style-name="Standard" style:list-style-name="L9">
      <style:text-properties officeooo:rsid="0018dbd8" officeooo:paragraph-rsid="001e4a5a"/>
    </style:style>
    <style:style style:name="P28" style:family="paragraph" style:parent-style-name="Standard" style:list-style-name="L9">
      <style:text-properties officeooo:rsid="0018dbd8" officeooo:paragraph-rsid="001e81b5"/>
    </style:style>
    <style:style style:name="P29" style:family="paragraph" style:parent-style-name="Standard" style:list-style-name="L9">
      <style:text-properties officeooo:rsid="0018dbd8" officeooo:paragraph-rsid="0020542d"/>
    </style:style>
    <style:style style:name="P30" style:family="paragraph" style:parent-style-name="Standard" style:list-style-name="L9">
      <style:text-properties officeooo:rsid="0018dbd8" officeooo:paragraph-rsid="00210720"/>
    </style:style>
    <style:style style:name="P31" style:family="paragraph" style:parent-style-name="Standard">
      <style:text-properties officeooo:rsid="0018dbd8" officeooo:paragraph-rsid="00210720"/>
    </style:style>
    <style:style style:name="P32" style:family="paragraph" style:parent-style-name="Standard">
      <style:text-properties officeooo:rsid="0018dbd8" officeooo:paragraph-rsid="00227e7a"/>
    </style:style>
    <style:style style:name="P33" style:family="paragraph" style:parent-style-name="Standard" style:list-style-name="L10">
      <style:text-properties officeooo:rsid="0018dbd8" officeooo:paragraph-rsid="00227e7a"/>
    </style:style>
    <style:style style:name="P34" style:family="paragraph" style:parent-style-name="Standard" style:list-style-name="L11">
      <style:text-properties officeooo:rsid="0018dbd8" officeooo:paragraph-rsid="00227e7a"/>
    </style:style>
    <style:style style:name="P35" style:family="paragraph" style:parent-style-name="Standard" style:list-style-name="L12">
      <style:text-properties officeooo:rsid="0018dbd8" officeooo:paragraph-rsid="002388e6"/>
    </style:style>
    <style:style style:name="P36" style:family="paragraph" style:parent-style-name="Standard">
      <style:text-properties officeooo:rsid="0018dbd8" officeooo:paragraph-rsid="002388e6"/>
    </style:style>
    <style:style style:name="P37" style:family="paragraph" style:parent-style-name="Standard">
      <style:text-properties officeooo:rsid="0018dbd8" officeooo:paragraph-rsid="00243803"/>
    </style:style>
    <style:style style:name="P38" style:family="paragraph" style:parent-style-name="Standard">
      <style:text-properties officeooo:rsid="0018dbd8" officeooo:paragraph-rsid="0025c65d"/>
    </style:style>
    <style:style style:name="P39" style:family="paragraph" style:parent-style-name="Standard">
      <style:paragraph-properties fo:margin-left="1.251cm" fo:margin-right="0cm" fo:text-indent="0cm" style:auto-text-indent="false"/>
      <style:text-properties officeooo:rsid="00114471" officeooo:paragraph-rsid="00114471"/>
    </style:style>
    <style:style style:name="P40" style:family="paragraph" style:parent-style-name="Standard">
      <style:paragraph-properties fo:margin-left="1.251cm" fo:margin-right="0cm" fo:text-indent="0cm" style:auto-text-indent="false"/>
      <style:text-properties officeooo:rsid="0018dbd8" officeooo:paragraph-rsid="0018dbd8"/>
    </style:style>
    <style:style style:name="P41" style:family="paragraph" style:parent-style-name="Standard">
      <style:paragraph-properties fo:margin-left="1.251cm" fo:margin-right="0cm" fo:text-indent="0cm" style:auto-text-indent="false"/>
      <style:text-properties officeooo:rsid="0018dbd8" officeooo:paragraph-rsid="001d1c87"/>
    </style:style>
    <style:style style:name="P42" style:family="paragraph" style:parent-style-name="Standard">
      <style:paragraph-properties fo:margin-left="1.251cm" fo:margin-right="0cm" fo:text-indent="0cm" style:auto-text-indent="false"/>
      <style:text-properties officeooo:rsid="0018dbd8" officeooo:paragraph-rsid="001e4a5a"/>
    </style:style>
    <style:style style:name="P43" style:family="paragraph" style:parent-style-name="Standard">
      <style:paragraph-properties fo:margin-left="1.251cm" fo:margin-right="0cm" fo:text-indent="0cm" style:auto-text-indent="false"/>
      <style:text-properties officeooo:rsid="0018dbd8" officeooo:paragraph-rsid="00227e7a"/>
    </style:style>
    <style:style style:name="P44" style:family="paragraph" style:parent-style-name="Standard">
      <style:paragraph-properties fo:margin-left="1.251cm" fo:margin-right="0cm" fo:text-indent="0cm" style:auto-text-indent="false"/>
      <style:text-properties officeooo:rsid="001aa0cd" officeooo:paragraph-rsid="001aa0cd"/>
    </style:style>
    <style:style style:name="P45" style:family="paragraph" style:parent-style-name="Standard">
      <style:paragraph-properties fo:margin-left="0cm" fo:margin-right="0cm" fo:text-indent="0cm" style:auto-text-indent="false"/>
      <style:text-properties officeooo:rsid="00114471" officeooo:paragraph-rsid="00114471"/>
    </style:style>
    <style:style style:name="P46" style:family="paragraph" style:parent-style-name="Standard">
      <style:paragraph-properties fo:margin-left="0cm" fo:margin-right="0cm" fo:text-indent="0cm" style:auto-text-indent="false"/>
      <style:text-properties officeooo:rsid="0012a10a" officeooo:paragraph-rsid="0012a10a"/>
    </style:style>
    <style:style style:name="P47" style:family="paragraph" style:parent-style-name="Standard">
      <style:paragraph-properties fo:margin-left="0cm" fo:margin-right="0cm" fo:text-indent="0cm" style:auto-text-indent="false"/>
      <style:text-properties officeooo:rsid="0012a10a" officeooo:paragraph-rsid="00156134"/>
    </style:style>
    <style:style style:name="P48" style:family="paragraph" style:parent-style-name="Standard">
      <style:paragraph-properties fo:margin-left="0cm" fo:margin-right="0cm" fo:text-indent="0cm" style:auto-text-indent="false"/>
      <style:text-properties officeooo:rsid="0012a10a" officeooo:paragraph-rsid="001ca706"/>
    </style:style>
    <style:style style:name="P49" style:family="paragraph" style:parent-style-name="Standard">
      <style:paragraph-properties fo:margin-left="0cm" fo:margin-right="0cm" fo:text-indent="0cm" style:auto-text-indent="false"/>
      <style:text-properties officeooo:rsid="0013b93a" officeooo:paragraph-rsid="0013b93a"/>
    </style:style>
    <style:style style:name="P50" style:family="paragraph" style:parent-style-name="Standard">
      <style:paragraph-properties fo:margin-left="0cm" fo:margin-right="0cm" fo:text-indent="0cm" style:auto-text-indent="false"/>
      <style:text-properties officeooo:rsid="0018dbd8" officeooo:paragraph-rsid="0018dbd8"/>
    </style:style>
    <style:style style:name="P51" style:family="paragraph" style:parent-style-name="Standard">
      <style:paragraph-properties fo:margin-left="0cm" fo:margin-right="0cm" fo:text-indent="0cm" style:auto-text-indent="false"/>
      <style:text-properties officeooo:rsid="0018dbd8" officeooo:paragraph-rsid="001d1c87"/>
    </style:style>
    <style:style style:name="P52" style:family="paragraph" style:parent-style-name="Standard">
      <style:paragraph-properties fo:margin-left="0cm" fo:margin-right="0cm" fo:text-indent="0cm" style:auto-text-indent="false"/>
      <style:text-properties officeooo:rsid="0018dbd8" officeooo:paragraph-rsid="001e4a5a"/>
    </style:style>
    <style:style style:name="P53" style:family="paragraph" style:parent-style-name="Standard">
      <style:paragraph-properties fo:margin-left="0cm" fo:margin-right="0cm" fo:text-indent="0cm" style:auto-text-indent="false"/>
      <style:text-properties officeooo:rsid="0018dbd8" officeooo:paragraph-rsid="00227e7a"/>
    </style:style>
    <style:style style:name="P54" style:family="paragraph" style:parent-style-name="Standard">
      <style:paragraph-properties fo:margin-left="0cm" fo:margin-right="0cm" fo:text-indent="0cm" style:auto-text-indent="false"/>
      <style:text-properties officeooo:rsid="0018dbd8" officeooo:paragraph-rsid="002388e6"/>
    </style:style>
    <style:style style:name="P55" style:family="paragraph" style:parent-style-name="Table_20_Heading">
      <style:text-properties officeooo:rsid="000ea5fc" officeooo:paragraph-rsid="000ea5fc"/>
    </style:style>
    <style:style style:name="P56" style:family="paragraph" style:parent-style-name="Table_20_Heading">
      <style:text-properties officeooo:rsid="000ec997" officeooo:paragraph-rsid="000ec997"/>
    </style:style>
    <style:style style:name="P57" style:family="paragraph" style:parent-style-name="Table_20_Contents">
      <style:text-properties officeooo:rsid="000ea5fc" officeooo:paragraph-rsid="000ea5fc"/>
    </style:style>
    <style:style style:name="P58" style:family="paragraph" style:parent-style-name="Table_20_Contents">
      <style:text-properties officeooo:rsid="000ec997" officeooo:paragraph-rsid="000ec997"/>
    </style:style>
    <style:style style:name="T1" style:family="text">
      <style:text-properties officeooo:rsid="0005a53c"/>
    </style:style>
    <style:style style:name="T2" style:family="text">
      <style:text-properties officeooo:rsid="000781f7"/>
    </style:style>
    <style:style style:name="T3" style:family="text">
      <style:text-properties officeooo:rsid="000ac124"/>
    </style:style>
    <style:style style:name="T4" style:family="text">
      <style:text-properties officeooo:rsid="000d1daf"/>
    </style:style>
    <style:style style:name="T5" style:family="text">
      <style:text-properties officeooo:rsid="000e4a79"/>
    </style:style>
    <style:style style:name="T6" style:family="text">
      <style:text-properties officeooo:rsid="00114471"/>
    </style:style>
    <style:style style:name="T7" style:family="text">
      <style:text-properties officeooo:rsid="0012a10a"/>
    </style:style>
    <style:style style:name="T8" style:family="text">
      <style:text-properties officeooo:rsid="00156134"/>
    </style:style>
    <style:style style:name="T9" style:family="text">
      <style:text-properties officeooo:rsid="00176b74"/>
    </style:style>
    <style:style style:name="T10" style:family="text">
      <style:text-properties officeooo:rsid="001b1789"/>
    </style:style>
    <style:style style:name="T11" style:family="text">
      <style:text-properties officeooo:rsid="001ca706"/>
    </style:style>
    <style:style style:name="T12" style:family="text">
      <style:text-properties officeooo:rsid="001cd7ed"/>
    </style:style>
    <style:style style:name="T13" style:family="text">
      <style:text-properties officeooo:rsid="001d1c87"/>
    </style:style>
    <style:style style:name="T14" style:family="text">
      <style:text-properties officeooo:rsid="001e4a5a"/>
    </style:style>
    <style:style style:name="T15" style:family="text">
      <style:text-properties officeooo:rsid="001e81b5"/>
    </style:style>
    <style:style style:name="T16" style:family="text">
      <style:text-properties officeooo:rsid="0020542d"/>
    </style:style>
    <style:style style:name="T17" style:family="text">
      <style:text-properties officeooo:rsid="00210720"/>
    </style:style>
    <style:style style:name="T18" style:family="text">
      <style:text-properties officeooo:rsid="00227e7a"/>
    </style:style>
    <style:style style:name="T19" style:family="text">
      <style:text-properties officeooo:rsid="002388e6"/>
    </style:style>
    <style:style style:name="T20" style:family="text">
      <style:text-properties officeooo:rsid="00243803"/>
    </style:style>
    <style:style style:name="T21" style:family="text">
      <style:text-properties officeooo:rsid="0025c65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buter avec Zend Framework 2 et Doctrine 2.</text:p>
      <text:p text:style-name="P1"/>
      <text:p text:style-name="P4">@todo : intro générale</text:p>
      <text:p text:style-name="P1"/>
      <text:p text:style-name="P1">Zend Framework 2 (ZF2 pour les intimes) :</text:p>
      <text:p text:style-name="P1"/>
      <text:p text:style-name="P4">@todo : intro ZF2 enrichi</text:p>
      <text:p text:style-name="P4"/>
      <text:p text:style-name="P2">Débuter avec le framework :</text:p>
      <text:p text:style-name="P2"/>
      <text:p text:style-name="P4">Cette partie du tutoriel à pour objectif de vous donner les bases nécessaires à l'utilisation du Zend Framework dans sa version 2.</text:p>
      <text:p text:style-name="P4">Cette partie du tutoriel ce déroulera en créant une application basé sur une petite base de données et exploitant le patron de conception Modèle-Vue-Contrôleur (Model-View-Controller).</text:p>
      <text:p text:style-name="P3"><text:span text:style-name="T1">Cette partie du tutoriel est dérivé du tutoriel officiel en anglais de Zend Framework intitulé « Getting Started with Zend Framework 2 ». </text:span><text:span text:style-name="T2">lien 3</text:span></text:p>
      <text:p text:style-name="P5">Certains élément ont étés ajoutés par rapport au tutoriel original et enrichissent l'utilisation du Zend Framework d'après mon expérience de son utilisation.</text:p>
      <text:p text:style-name="P5"/>
      <text:p text:style-name="P6">Pré-requis :</text:p>
      <text:p text:style-name="P6"/>
      <text:p text:style-name="P6">Ce tutoriel présume que vous avez une installation fonctionnelle d'Apache, de Mysql et de Php dans sa version 5.3.3 ou supérieure.</text:p>
      <text:p text:style-name="P7">Votre installation d'Apache doit avoir le module « rewrite » actif et fonctionnel et que le serveur Apache est configuré pour accepter les fichiers de type « .htaccess ». <text:span text:style-name="T4">Cette configuration ce fait généralement au niveau de la configuration d'Apache en changeant le réglage : « AllowOverride None » en « AllowOverride FileInfo » dans le fichier httpd.conf. Vérifiez auprés de la documentation relative à votre système d'exploitation pour les détails exacts.</text:span></text:p>
      <text:p text:style-name="P12">Vous ne pourrez pas naviguer entre les pages générés par l'application ni même être certain d'accéder à la page d'accueil de ce tutoriel si vous n'avez réglé correctement le module de réécriture (mod_rewrite) et l'usage des fichiers .htaccess par Apache.</text:p>
      <text:p text:style-name="P8">Vous trouverez un modèle de configuration apache sur no<text:span text:style-name="T3">s</text:span> dépôt<text:span text:style-name="T3">s</text:span> git/github. Liens <text:span text:style-name="T3">7,8,9</text:span></text:p>
      <text:p text:style-name="P6"/>
      <text:p text:style-name="P8">Alter<text:span text:style-name="T3">nativement, si vous utilisez PHP 5.4 vous pouvez vous passer d'Apache et de configuration d'hôte virtuel en utilisant la nouvelle fonctionnalité de PHP </text:span><text:span text:style-name="T5">5.4</text:span><text:span text:style-name="T3"> qui propose un serveur embarqué pour développement. Lien 10</text:span></text:p>
      <text:p text:style-name="P9">Une section de ce tutoriel est spécifiquement consacrée à cette méthode de travail. <text:span text:style-name="T5">Cette méthode, plus simple, est recommandée face à la méthode Apache.</text:span></text:p>
      <text:p text:style-name="P9"/>
      <text:p text:style-name="P13">Une application pour apprendre :</text:p>
      <text:p text:style-name="P13"/>
      <text:p text:style-name="P13">Nous allons construire, ensemble, une application qui est une liste d'albums musicaux. La page principale fournira la liste des albums, nous donneras un lien vers l'ajout d'un album, nous permettra d'éditer ou de supprimer un album existant. Nous avons besoin que notre système génère 4 pages :</text:p>
      <text:p text:style-name="P13"/>
      <table:table table:name="Pages" table:style-name="Pages">
        <table:table-column table:style-name="Pages.A"/>
        <table:table-column table:style-name="Pages.B"/>
        <table:table-header-rows>
          <table:table-row>
            <table:table-cell table:style-name="Pages.A1" office:value-type="string">
              <text:p text:style-name="P55">Page</text:p>
            </table:table-cell>
            <table:table-cell table:style-name="Pages.B1" office:value-type="string">
              <text:p text:style-name="P55">Description</text:p>
            </table:table-cell>
          </table:table-row>
        </table:table-header-rows>
        <table:table-row>
          <table:table-cell table:style-name="Pages.A2" office:value-type="string">
            <text:p text:style-name="P57">Liste des albums</text:p>
          </table:table-cell>
          <table:table-cell table:style-name="Pages.B2" office:value-type="string">
            <text:p text:style-name="P57">Affiche la liste des albums et fournit les liens pour les éditer / supprimer. Un lien est également fournit permettant de créer un nouvel album.</text:p>
          </table:table-cell>
        </table:table-row>
        <table:table-row>
          <table:table-cell table:style-name="Pages.A2" office:value-type="string">
            <text:p text:style-name="P57">Ajouter un album</text:p>
          </table:table-cell>
          <table:table-cell table:style-name="Pages.B2" office:value-type="string">
            <text:p text:style-name="P57">Fournit un formulaire permettant de créer un album.</text:p>
          </table:table-cell>
        </table:table-row>
        <table:table-row>
          <table:table-cell table:style-name="Pages.A2" office:value-type="string">
            <text:p text:style-name="P57">Éditer un album</text:p>
          </table:table-cell>
          <table:table-cell table:style-name="Pages.B2" office:value-type="string">
            <text:p text:style-name="P57">Fournit un formulaire permettant d'éditer un album.</text:p>
          </table:table-cell>
        </table:table-row>
        <text:soft-page-break/>
        <table:table-row>
          <table:table-cell table:style-name="Pages.A2" office:value-type="string">
            <text:p text:style-name="P57">Supprimer un album</text:p>
          </table:table-cell>
          <table:table-cell table:style-name="Pages.B2" office:value-type="string">
            <text:p text:style-name="P57">Demande la confirmation de suppression d'un album et donc, le supprime.</text:p>
          </table:table-cell>
        </table:table-row>
      </table:table>
      <text:p text:style-name="P13"/>
      <text:p text:style-name="P14">Nous allons avoir besoin de créer une base de données pour stocker les informations liées aux albums. Nous allons créer une table (Album) avec les champs suivants :</text:p>
      <text:p text:style-name="P14"/>
      <table:table table:name="TableAlbum" table:style-name="TableAlbum">
        <table:table-column table:style-name="TableAlbum.A"/>
        <table:table-column table:style-name="TableAlbum.B"/>
        <table:table-column table:style-name="TableAlbum.C"/>
        <table:table-column table:style-name="TableAlbum.D"/>
        <table:table-header-rows>
          <table:table-row>
            <table:table-cell table:style-name="TableAlbum.A1" office:value-type="string">
              <text:p text:style-name="P56">Nom du champ</text:p>
            </table:table-cell>
            <table:table-cell table:style-name="TableAlbum.A1" office:value-type="string">
              <text:p text:style-name="P56">Type</text:p>
            </table:table-cell>
            <table:table-cell table:style-name="TableAlbum.A1" office:value-type="string">
              <text:p text:style-name="P56">Null ?</text:p>
            </table:table-cell>
            <table:table-cell table:style-name="TableAlbum.D1" office:value-type="string">
              <text:p text:style-name="P56">Note</text:p>
            </table:table-cell>
          </table:table-row>
        </table:table-header-rows>
        <table:table-row>
          <table:table-cell table:style-name="TableAlbum.A2" office:value-type="string">
            <text:p text:style-name="P58">id</text:p>
          </table:table-cell>
          <table:table-cell table:style-name="TableAlbum.A2" office:value-type="string">
            <text:p text:style-name="P58">integer</text:p>
          </table:table-cell>
          <table:table-cell table:style-name="TableAlbum.A2" office:value-type="string">
            <text:p text:style-name="P58">No</text:p>
          </table:table-cell>
          <table:table-cell table:style-name="TableAlbum.D2" office:value-type="string">
            <text:p text:style-name="P58">Clé primaire, auto incrémenté</text:p>
          </table:table-cell>
        </table:table-row>
        <table:table-row>
          <table:table-cell table:style-name="TableAlbum.A2" office:value-type="string">
            <text:p text:style-name="P58">artist</text:p>
          </table:table-cell>
          <table:table-cell table:style-name="TableAlbum.A2" office:value-type="string">
            <text:p text:style-name="P58">varchar(100)</text:p>
          </table:table-cell>
          <table:table-cell table:style-name="TableAlbum.A2" office:value-type="string">
            <text:p text:style-name="P58">No</text:p>
          </table:table-cell>
          <table:table-cell table:style-name="TableAlbum.D2" office:value-type="string">
            <text:p text:style-name="P58">Nom de l'artiste</text:p>
          </table:table-cell>
        </table:table-row>
        <table:table-row>
          <table:table-cell table:style-name="TableAlbum.A2" office:value-type="string">
            <text:p text:style-name="P58">title</text:p>
          </table:table-cell>
          <table:table-cell table:style-name="TableAlbum.A2" office:value-type="string">
            <text:p text:style-name="P58">varchar(100)</text:p>
          </table:table-cell>
          <table:table-cell table:style-name="TableAlbum.A2" office:value-type="string">
            <text:p text:style-name="P58">No</text:p>
          </table:table-cell>
          <table:table-cell table:style-name="TableAlbum.D2" office:value-type="string">
            <text:p text:style-name="P58">Titre de l'album</text:p>
          </table:table-cell>
        </table:table-row>
      </table:table>
      <text:p text:style-name="P14"/>
      <text:p text:style-name="P15">Débuter : le squelette d'application</text:p>
      <text:p text:style-name="P15">Installation :</text:p>
      <text:p text:style-name="P16"><text:span text:style-name="T10">Installer le squelette d'application :</text:span></text:p>
      <text:p text:style-name="P15"/>
      <text:p text:style-name="P15">ZF2 propose une méthode inhabituelle, mais non dénuée de sens, de démarrage pour un framework : le squelette d'application..</text:p>
      <text:p text:style-name="P15">Pour développer une application basé sur ce framework il faut donc commencer par récupérer la dernière version du squelette d'application.</text:p>
      <text:p text:style-name="P17">Pour ce faire, 2 méthodes s'offrent à vous : </text:p>
      <text:list xml:id="list6222664601" text:style-name="L1">
        <text:list-item>
          <text:p text:style-name="P18">Composer,</text:p>
        </text:list-item>
        <text:list-item>
          <text:p text:style-name="P18">Github</text:p>
        </text:list-item>
      </text:list>
      <text:p text:style-name="P17"/>
      <text:p text:style-name="P17">La première et la plus simple : Utilisation de Composer</text:p>
      <text:p text:style-name="P17"/>
      <text:p text:style-name="P17">Afin d'utiliser Composer il faut au préalable le télécharger. Lien 4</text:p>
      <text:p text:style-name="P17">Je vous conseille la méthode « curl » : </text:p>
      <text:list xml:id="list1628189054" text:style-name="L2">
        <text:list-item>
          <text:p text:style-name="P19">Ouvrez un terminal</text:p>
        </text:list-item>
        <text:list-item>
          <text:p text:style-name="P19">naviguez là ou vous souhaitez démarrer votre application (par Exemple sur le Bureau sous Ubuntu) :</text:p>
        </text:list-item>
      </text:list>
      <text:p text:style-name="P39">$ cd ~/Bureau</text:p>
      <text:list xml:id="list898135752" text:style-name="L3">
        <text:list-item>
          <text:p text:style-name="P20">Saisir la commande d'installation de Composer :</text:p>
        </text:list-item>
      </text:list>
      <text:p text:style-name="P39">$ curl -sS https://getcomposer.org/installer | php</text:p>
      <text:p text:style-name="P45"/>
      <text:p text:style-name="P45">Enfin, utilisez Composer pour générer un squelette d'application là où vous le désirez :</text:p>
      <text:list xml:id="list1888015559" text:style-name="L4">
        <text:list-item>
          <text:p text:style-name="P21">Toujours dans votre terminal et là où vous avez décidé de travailler sur votre application</text:p>
        </text:list-item>
        <text:list-item>
          <text:p text:style-name="P22"><text:span text:style-name="T6">Saisissez la commande de génération du squelette d'application : </text:span><text:span text:style-name="T7">(z2d2-tuto_application est bien sur une simple suggestion, attention toutefois à l'importance de ce nom dans votre configuration sous Apache)</text:span></text:p>
        </text:list-item>
      </text:list>
      <text:p text:style-name="P10"><text:span text:style-name="T6">$ ./</text:span><text:span text:style-name="T7">composer.phar create-project --repository-url="http://packages.zendframework.com" zendframework/skeleton-application z2d2-tuto_application </text:span><text:span text:style-name="T9">dev-master</text:span></text:p>
      <text:p text:style-name="P46"/>
      <text:p text:style-name="P49">La méthode Github :</text:p>
      <text:p text:style-name="P49"/>
      <text:p text:style-name="P49">L'autre façon d'obtenir un squelette d'application est d'utiliser le dépôt Github de ZendFramework (où un de ses forks si vous préférez mais dans ce cas je ne pense pas que ce tutoriel s'adresse à vous ;-) ). Lien 11</text:p>
      <text:list xml:id="list1987797004" text:style-name="L5">
        <text:list-item>
          <text:p text:style-name="P24">Allez sur la page Github (Lien 11) et cliquez sur le bouton Zip et décompressez l'archive téléchargée dans votre répertoire de travail.</text:p>
        </text:list-item>
        <text:list-item>
          <text:p text:style-name="P23"><text:soft-page-break/><text:span text:style-name="T8">Renommez le dossier « ZendSkeletonApplication-master » en </text:span><text:span text:style-name="T7">z2d2-tuto_application </text:span><text:span text:style-name="T8">(par </text:span><text:span text:style-name="T8">exemple, … voir plus haut la note sur le nommage du répertoire de travail.)</text:span></text:p>
        </text:list-item>
        <text:list-item>
          <text:p text:style-name="P24">Où avec un terminal positionné dans votre répertoire de travail (voir plus haut dans la méthode Composer) :</text:p>
        </text:list-item>
      </text:list>
      <text:p text:style-name="P11"><text:span text:style-name="T8">$ git clone </text:span><text:a xlink:type="simple" xlink:href="https://github.com/zendframework/ZendSkeletonApplication.git"><text:span text:style-name="T8">https://github.com/zendframework/ZendSkeletonApplication.git</text:span></text:a><text:span text:style-name="T8"> </text:span><text:span text:style-name="T7">z2d2-tuto_application</text:span></text:p>
      <text:p text:style-name="P47"/>
      <text:p text:style-name="P48"><text:span text:style-name="T11">Tâches post-installation :</text:span></text:p>
      <text:p text:style-name="P47"/>
      <text:p text:style-name="P50">Une fois votre squelette d'application installé il faut encore mettre composer à jour (oui quelque soit la méthode employée le squelette d'application contiens une version, souvent obsolète, de Composer) et installer les dépendances requises par ZF2.</text:p>
      <text:list xml:id="list1305173782" text:style-name="L6">
        <text:list-item>
          <text:p text:style-name="P25">Placez-vous dans le répertoire de votre application avec votre terminal préféré.</text:p>
        </text:list-item>
      </text:list>
      <text:p text:style-name="P40">$ ./composer.phar self-update</text:p>
      <text:p text:style-name="P44">$ ./composer.phar install</text:p>
      <text:p text:style-name="P50"/>
      <text:p text:style-name="P51"><text:span text:style-name="T13">Si vous avez des problèmes où des messages d'erreur lors des tâches de post-installation essayez de remplacer la dernière commande par :</text:span></text:p>
      <text:p text:style-name="P41"><text:span text:style-name="T13">$ COMPOSER_PROCESS_TIMEOUT=5000 php composer.phar install</text:span></text:p>
      <text:p text:style-name="P50"/>
      <text:p text:style-name="P50">C<text:span text:style-name="T12">onfiguration :</text:span></text:p>
      <text:p text:style-name="P51"><text:span text:style-name="T13">Apache :</text:span></text:p>
      <text:p text:style-name="P50"><text:span text:style-name="T12"/></text:p>
      <text:p text:style-name="P52"><text:span text:style-name="T14">Si vous utilisez PHP 5.4 je vous recommande la section suivante si vous n'intallez pas un environnement dit de « Production ».</text:span></text:p>
      <text:p text:style-name="P52"><text:span text:style-name="T14"/></text:p>
      <text:p text:style-name="P52"><text:span text:style-name="T14">Vous allez avoir besoin de configurer un hôte virtuel apache : </text:span></text:p>
      <text:list xml:id="list872305289" text:style-name="L7">
        <text:list-item>
          <text:p text:style-name="P26"><text:span text:style-name="T14">Depuis votre terminal favoris et placé dans le répertoire de votre squelette d'application, copiez le résultat de cette commande :</text:span></text:p>
        </text:list-item>
      </text:list>
      <text:p text:style-name="P42"><text:span text:style-name="T14">$ pwd</text:span></text:p>
      <text:list xml:id="list301532965" text:style-name="L9">
        <text:list-item>
          <text:p text:style-name="P27"><text:span text:style-name="T14">Créez un fichier texte nommé vhost.conf dans le répertoire « config »</text:span></text:p>
        </text:list-item>
        <text:list-item>
          <text:p text:style-name="P28"><text:span text:style-name="T15">Copiez le contenu du fichier config/vhost.conf que vous trouverez dans un de nos dépôts git/github. Liens 8, 9</text:span></text:p>
        </text:list-item>
        <text:list-item>
          <text:p text:style-name="P28"><text:span text:style-name="T15">Adaptez le à votre configuration en enlevant les « &lt; &gt; » :</text:span></text:p>
          <text:list>
            <text:list-item>
              <text:p text:style-name="P28"><text:span text:style-name="T15">&lt;</text:span><text:a xlink:type="simple" xlink:href="mailto:votre@adresse.mail"><text:span text:style-name="T15">votre@adresse.mail</text:span></text:a><text:span text:style-name="T15">&gt; : votre adresse email : ServerAdmin tagada@plop.org</text:span></text:p>
            </text:list-item>
            <text:list-item>
              <text:p text:style-name="P28"><text:span text:style-name="T15">&lt;ServerName&gt; : Nom que vous donnez au serveur : ServerName <text:s/></text:span><text:span text:style-name="T7">z2d2-tuto</text:span></text:p>
            </text:list-item>
            <text:list-item>
              <text:p text:style-name="P28"><text:span text:style-name="T15">&lt;local_dir&gt; : uri copié depuis la commande « pwd » : /home/plop/Bureau/ </text:span><text:span text:style-name="T7">z2d2-tuto_</text:span><text:span text:style-name="T15">application (attention à ce qu'il y ai bien un « / » au début.</text:span></text:p>
            </text:list-item>
          </text:list>
        </text:list-item>
        <text:list-item>
          <text:p text:style-name="P28"><text:span text:style-name="T15">Enregistrez les changements et quittez votre éditeur pour revenir à votre terminal</text:span></text:p>
        </text:list-item>
        <text:list-item>
          <text:p text:style-name="P28"><text:span text:style-name="T15">Exécutez les commandes suivantes dans l'ordre indiqué (n'oubliez pas de saisir votre mot de passe quand sudo vous le demande) :</text:span></text:p>
          <text:list>
            <text:list-item>
              <text:p text:style-name="P28"><text:span text:style-name="T15">$ sudo ln -s `pwd`/config/vhost.conf /etc/apache2/sites-available/&lt;ServerName&gt;.conf</text:span></text:p>
            </text:list-item>
            <text:list-item>
              <text:p text:style-name="P28"><text:span text:style-name="T15">$ sudo a2ensite &lt;nomDuSite&gt;.conf</text:span></text:p>
            </text:list-item>
            <text:list-item>
              <text:p text:style-name="P28"><text:span text:style-name="T15">$ sudo service apache2 reload</text:span></text:p>
            </text:list-item>
          </text:list>
        </text:list-item>
        <text:list-item>
          <text:p text:style-name="P29"><text:span text:style-name="T16">Éditez le fichier /etc/hosts (attention il faut des droits d'admin pour ça)</text:span></text:p>
        </text:list-item>
        <text:list-item>
          <text:p text:style-name="P29"><text:span text:style-name="T16">Ajoutez le &lt;ServerName&gt; à la fin de la ligne commençant par 127.0.0.1</text:span></text:p>
        </text:list-item>
        <text:list-item>
          <text:p text:style-name="P30"><text:span text:style-name="T17">Enregistrez/quittez</text:span></text:p>
        </text:list-item>
      </text:list>
      <text:p text:style-name="P31"><text:span text:style-name="T17"/></text:p>
      <text:p text:style-name="P32"><text:span text:style-name="T18">PHP 5.4 : serveur embarqué :</text:span></text:p>
      <text:p text:style-name="P32"><text:span text:style-name="T18"/></text:p>
      <text:p text:style-name="P32"><text:span text:style-name="T18">Attention vérifiez que vous utilisez bien PHP 5.4 :</text:span></text:p>
      <text:p text:style-name="P43"><text:soft-page-break/><text:span text:style-name="T18">$ php -v</text:span></text:p>
      <text:p text:style-name="P53"><text:span text:style-name="T18">Cette commande doit vous répondre quelque chose comme :</text:span></text:p>
      <text:p text:style-name="P43"><text:span text:style-name="T18">PHP 5.4.6-1ubuntu1.2 (cli) (built: Mar 11 2013 14:57:54)</text:span></text:p>
      <text:p text:style-name="P53"><text:span text:style-name="T18"/></text:p>
      <text:list xml:id="list413390005" text:style-name="L10">
        <text:list-item>
          <text:p text:style-name="P33"><text:span text:style-name="T18">placez-vous dans le répertoire « public » du squelette d'application</text:span></text:p>
        </text:list-item>
      </text:list>
      <text:p text:style-name="P43"><text:span text:style-name="T18">$ cd public</text:span></text:p>
      <text:list xml:id="list211074917" text:style-name="L11">
        <text:list-item>
          <text:p text:style-name="P34"><text:span text:style-name="T18">lancez le serveur</text:span></text:p>
        </text:list-item>
      </text:list>
      <text:p text:style-name="P43"><text:span text:style-name="T18">$ php -S localhost:8000</text:span></text:p>
      <text:p text:style-name="P53"><text:span text:style-name="T18"/></text:p>
      <text:p text:style-name="P53"><text:span text:style-name="T18">Voilà c'est tout ! Faites Ctrl+c pour arrêter le serveur avant de fermer le terminal.</text:span></text:p>
      <text:p text:style-name="P53"><text:span text:style-name="T18"/></text:p>
      <text:p text:style-name="P54"><text:span text:style-name="T19">Vérification :</text:span></text:p>
      <text:p text:style-name="P54"><text:span text:style-name="T19"/></text:p>
      <text:p text:style-name="P54"><text:span text:style-name="T19">Ouvrez votre navigateur web à l'adresse :</text:span></text:p>
      <text:list xml:id="list659051750" text:style-name="L12">
        <text:list-item>
          <text:p text:style-name="P35"><text:span text:style-name="T19">http://&lt;ServerName&gt; pour Apache</text:span></text:p>
        </text:list-item>
        <text:list-item>
          <text:p text:style-name="P35"><text:a xlink:type="simple" xlink:href="http://localhost:8000/"><text:span text:style-name="T19">http://localhost:8000</text:span></text:a><text:span text:style-name="T19"> pour PHP 5.4</text:span></text:p>
        </text:list-item>
      </text:list>
      <text:p text:style-name="P36"><text:span text:style-name="T19"/></text:p>
      <text:p text:style-name="P36"><text:span text:style-name="T19">Vous devez voir une page de bienvenue :</text:span></text:p>
      <text:p text:style-name="P36"><text:span text:style-name="T19"/></text:p>
      <text:p text:style-name="P36"><draw:frame draw:style-name="fr1" draw:name="images1" text:anchor-type="paragraph" svg:width="17cm" svg:height="10.906cm" draw:z-index="0"><draw:image xlink:href="Pictures/100002010000028A000001A1B2C2E8C8.png" xlink:type="simple" xlink:show="embed" xlink:actuate="onLoad"/></draw:frame><text:span text:style-name="T19"/></text:p>
      <text:p text:style-name="P36"><text:span text:style-name="T19">Testez le module de réécriture, ajoutez /1234 à la fin de l'adresse dans votre navigateur et faites entrée.</text:span></text:p>
      <text:p text:style-name="P36"><text:span text:style-name="T19"/></text:p>
      <text:p text:style-name="P36"><draw:frame draw:style-name="fr1" draw:name="images2" text:anchor-type="paragraph" svg:width="17cm" svg:height="4.863cm" draw:z-index="1"><draw:image xlink:href="Pictures/100002010000028A000000BA74761503.png" xlink:type="simple" xlink:show="embed" xlink:actuate="onLoad"/></draw:frame><text:soft-page-break/><text:span text:style-name="T19"/></text:p>
      <text:p text:style-name="P37"><text:span text:style-name="T20">Si vous ne voyez pas cette page c'est que votre configuration d'Apache est incorrecte.</text:span></text:p>
      <text:p text:style-name="P37"><text:span text:style-name="T20"/></text:p>
      <text:p text:style-name="P37"><text:span text:style-name="T20">Voilà vous avez une application ZF2 fonctionnelle et qui ne fait ….. rien !</text:span></text:p>
      <text:p text:style-name="P37"><text:span text:style-name="T20"/></text:p>
      <text:p text:style-name="P38"><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by Franck</meta:initial-creator>
    <meta:creation-date>2013-04-10T09:30:56</meta:creation-date>
    <meta:generator>LibreOffice/3.6$Linux_X86_64 LibreOffice_project/360m1$Build-2</meta:generator>
    <dc:date>2013-04-11T14:22:09</dc:date>
    <dc:creator>Huby Franck</dc:creator>
    <meta:editing-duration>PT2H25M11S</meta:editing-duration>
    <meta:editing-cycles>34</meta:editing-cycles>
    <meta:document-statistic meta:table-count="2" meta:image-count="2" meta:object-count="0" meta:page-count="5" meta:paragraph-count="116" meta:word-count="1276" meta:character-count="8030" meta:non-whitespace-character-count="6893"/>
  </office:meta>
</office:document-meta>
</file>